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138.16pt"/>
    </style:style>
    <style:style style:name="co11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groove #000000" fo:border-right="none" fo:border-top="none"/>
    </style:style>
    <style:style style:name="ce2" style:family="table-cell" style:parent-style-name="Default">
      <style:table-cell-properties fo:border-bottom="none" fo:border-left="none" fo:border-right="0.99pt groove #000000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9.22pt" svg:height="331.29pt" svg:x="1356.8pt" svg:y="143.8pt">
            <loext:p draw:notify-on-update-of-ranges="Sheet1.T3:Sheet1.T8 Sheet1.U2:Sheet1.U2 Sheet1.U3:Sheet1.U8 Sheet1.V2:Sheet1.V2 Sheet1.V3:Sheet1.V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2"/>
        <table:table-column table:style-name="co5" table:default-cell-style-name="ce1"/>
        <table:table-column table:style-name="co1" table:default-cell-style-name="ce2"/>
        <table:table-column table:style-name="co6" table:default-cell-style-name="ce1"/>
        <table:table-column table:style-name="co1" table:default-cell-style-name="ce2"/>
        <table:table-column table:style-name="co2" table:default-cell-style-name="ce1"/>
        <table:table-column table:style-name="co1" table:default-cell-style-name="ce2"/>
        <table:table-column table:style-name="co7" table:default-cell-style-name="ce1"/>
        <table:table-column table:style-name="co1" table:default-cell-style-name="ce2"/>
        <table:table-column table:style-name="co7" table:default-cell-style-name="ce1"/>
        <table:table-column table:style-name="co1" table:default-cell-style-name="ce2"/>
        <table:table-column table:style-name="co1" table:default-cell-style-name="ce3"/>
        <table:table-column table:style-name="co8" table:default-cell-style-name="ce3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6"/>
          <table:table-cell office:value-type="string" calcext:value-type="string">
            <text:p>Compression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Data: 90 features, 1M samples, batch size: 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Dataset Size (MB)</text:p>
          </table:table-cell>
          <table:table-cell office:value-type="string" calcext:value-type="string">
            <text:p>Minibatch Size</text:p>
          </table:table-cell>
          <table:table-cell office:value-type="string" calcext:value-type="string">
            <text:p>naive SCD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AVX SCD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multi AVX SCD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FPGA (1 instance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FPGA (2 instance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FPGA (4 instances)</text:p>
          </table:table-cell>
          <table:table-cell office:value-type="string" calcext:value-type="string">
            <text:p>Rate (GB/s)</text:p>
          </table:table-cell>
          <table:table-cell table:number-columns-repeated="3"/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Processing Rate</text:p>
          </table:table-cell>
          <table:table-cell table:style-name="ce4" office:value-type="string" calcext:value-type="string">
            <text:p>Processing Rate (decomp)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3]*[.B3]*4)/(1000*1000)" office:value-type="float" office:value="360" calcext:value-type="float">
            <text:p>360</text:p>
          </table:table-cell>
          <table:table-cell office:value-type="float" office:value="2048" calcext:value-type="float">
            <text:p>2048</text:p>
          </table:table-cell>
          <table:table-cell office:value-type="float" office:value="0.1828" calcext:value-type="float">
            <text:p>0.1828</text:p>
          </table:table-cell>
          <table:table-cell table:formula="of:=(([.A3]*[.B3]*4)/[.E3])/(1000*1000*1000)" office:value-type="float" office:value="1.96936542669584" calcext:value-type="float">
            <text:p>1.9693654267</text:p>
          </table:table-cell>
          <table:table-cell office:value-type="float" office:value="0.0395" calcext:value-type="float">
            <text:p>0.0395</text:p>
          </table:table-cell>
          <table:table-cell table:formula="of:=(([.A3]*[.B3]*4)/[.G3])/(1000*1000*1000)" office:value-type="float" office:value="9.11392405063291" calcext:value-type="float">
            <text:p>9.1139240506</text:p>
          </table:table-cell>
          <table:table-cell office:value-type="float" office:value="0.01158" calcext:value-type="float">
            <text:p>0.01158</text:p>
          </table:table-cell>
          <table:table-cell table:formula="of:=(([.A3]*[.B3]*4)/[.I3])/(1000*1000*1000)" office:value-type="float" office:value="31.0880829015544" calcext:value-type="float">
            <text:p>31.0880829016</text:p>
          </table:table-cell>
          <table:table-cell office:value-type="float" office:value="0.06289" calcext:value-type="float">
            <text:p>0.06289</text:p>
          </table:table-cell>
          <table:table-cell table:formula="of:=(([.A3]*[.B3]*4)/[.K3])/(1000*1000*1000)" office:value-type="float" office:value="5.724280489744" calcext:value-type="float">
            <text:p>5.7242804897</text:p>
          </table:table-cell>
          <table:table-cell office:value-type="float" office:value="0.05423" calcext:value-type="float">
            <text:p>0.05423</text:p>
          </table:table-cell>
          <table:table-cell table:formula="of:=(([.A3]*[.B3]*4)/[.M3])/(1000*1000*1000)" office:value-type="float" office:value="6.63839203392956" calcext:value-type="float">
            <text:p>6.6383920339</text:p>
          </table:table-cell>
          <table:table-cell office:value-type="float" office:value="0.05187" calcext:value-type="float">
            <text:p>0.05187</text:p>
          </table:table-cell>
          <table:table-cell table:formula="of:=(([.A3]*[.B3]*4)/[.O3])/(1000*1000*1000)" office:value-type="float" office:value="6.94042799305957" calcext:value-type="float">
            <text:p>6.9404279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CPU Naive</text:p>
          </table:table-cell>
          <table:table-cell office:value-type="float" office:value="1.96936542669584" calcext:value-type="float">
            <text:p>1.9693654267</text:p>
          </table:table-cell>
          <table:table-cell office:value-type="float" office:value="0.636154797667432" calcext:value-type="float">
            <text:p>0.6361547977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4]*[.B4]*4)/(1000*1000)" office:value-type="float" office:value="360" calcext:value-type="float">
            <text:p>360</text:p>
          </table:table-cell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0.06807" calcext:value-type="float">
            <text:p>0.06807</text:p>
          </table:table-cell>
          <table:table-cell table:formula="of:=(([.A4]*[.B4]*4)/[.K4])/(1000*1000*1000)" office:value-type="float" office:value="5.28867342441604" calcext:value-type="float">
            <text:p>5.2886734244</text:p>
          </table:table-cell>
          <table:table-cell office:value-type="float" office:value="0.04997" calcext:value-type="float">
            <text:p>0.04997</text:p>
          </table:table-cell>
          <table:table-cell table:formula="of:=(([.A4]*[.B4]*4)/[.M4])/(1000*1000*1000)" office:value-type="float" office:value="7.20432259355613" calcext:value-type="float">
            <text:p>7.2043225936</text:p>
          </table:table-cell>
          <table:table-cell office:value-type="float" office:value="0.02697" calcext:value-type="float">
            <text:p>0.02697</text:p>
          </table:table-cell>
          <table:table-cell table:formula="of:=(([.A4]*[.B4]*4)/[.O4])/(1000*1000*1000)" office:value-type="float" office:value="13.3481646273637" calcext:value-type="float">
            <text:p>13.3481646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CPU AVX</text:p>
          </table:table-cell>
          <table:table-cell office:value-type="float" office:value="9.11392405063291" calcext:value-type="float">
            <text:p>9.1139240506</text:p>
          </table:table-cell>
          <table:table-cell office:value-type="float" office:value="0.866425992779783" calcext:value-type="float">
            <text:p>0.866425992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5]*[.B5]*4)/(1000*1000)" office:value-type="float" office:value="360" calcext:value-type="float">
            <text:p>360</text:p>
          </table:table-cell>
          <table:table-cell office:value-type="float" office:value="2048" calcext:value-type="float">
            <text:p>2048</text:p>
          </table:table-cell>
          <table:table-cell office:value-type="float" office:value="0.5659" calcext:value-type="float">
            <text:p>0.5659</text:p>
          </table:table-cell>
          <table:table-cell table:formula="of:=(([.A5]*[.B5]*4)/[.E5])/(1000*1000*1000)" office:value-type="float" office:value="0.636154797667432" calcext:value-type="float">
            <text:p>0.6361547977</text:p>
          </table:table-cell>
          <table:table-cell office:value-type="float" office:value="0.4155" calcext:value-type="float">
            <text:p>0.4155</text:p>
          </table:table-cell>
          <table:table-cell table:formula="of:=(([.A5]*[.B5]*4)/[.G5])/(1000*1000*1000)" office:value-type="float" office:value="0.866425992779783" calcext:value-type="float">
            <text:p>0.8664259928</text:p>
          </table:table-cell>
          <table:table-cell office:value-type="float" office:value="0.0994" calcext:value-type="float">
            <text:p>0.0994</text:p>
          </table:table-cell>
          <table:table-cell table:formula="of:=(([.A5]*[.B5]*4)/[.I5])/(1000*1000*1000)" office:value-type="float" office:value="3.62173038229376" calcext:value-type="float">
            <text:p>3.6217303823</text:p>
          </table:table-cell>
          <table:table-cell office:value-type="float" office:value="0.07172" calcext:value-type="float">
            <text:p>0.07172</text:p>
          </table:table-cell>
          <table:table-cell table:formula="of:=(([.A5]*[.B5]*4)/[.K5])/(1000*1000*1000)" office:value-type="float" office:value="5.01952035694367" calcext:value-type="float">
            <text:p>5.0195203569</text:p>
          </table:table-cell>
          <table:table-cell office:value-type="float" office:value="0.03924" calcext:value-type="float">
            <text:p>0.03924</text:p>
          </table:table-cell>
          <table:table-cell table:formula="of:=(([.A5]*[.B5]*4)/[.M5])/(1000*1000*1000)" office:value-type="float" office:value="9.1743119266055" calcext:value-type="float">
            <text:p>9.1743119266</text:p>
          </table:table-cell>
          <table:table-cell office:value-type="float" office:value="0.02683" calcext:value-type="float">
            <text:p>0.02683</text:p>
          </table:table-cell>
          <table:table-cell table:formula="of:=(([.A5]*[.B5]*4)/[.O5])/(1000*1000*1000)" office:value-type="float" office:value="13.4178158777488" calcext:value-type="float">
            <text:p>13.4178158777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CPU AVX (14 core)</text:p>
          </table:table-cell>
          <table:table-cell office:value-type="float" office:value="31.0880829015544" calcext:value-type="float">
            <text:p>31.0880829016</text:p>
          </table:table-cell>
          <table:table-cell office:value-type="float" office:value="3.62173038229376" calcext:value-type="float">
            <text:p>3.6217303823</text:p>
          </table:table-cell>
          <table:table-cell/>
        </table:table-row>
        <table:table-row table:style-name="ro1">
          <table:table-cell table:number-columns-repeated="17"/>
          <table:table-cell table:style-name="Default"/>
          <table:table-cell/>
          <table:table-cell office:value-type="string" calcext:value-type="string">
            <text:p>FPGA (1 CU)</text:p>
          </table:table-cell>
          <table:table-cell office:value-type="float" office:value="5.28867342441604" calcext:value-type="float">
            <text:p>5.2886734244</text:p>
          </table:table-cell>
          <table:table-cell office:value-type="float" office:value="5.01952035694367" calcext:value-type="float">
            <text:p>5.0195203569</text:p>
          </table:table-cell>
          <table:table-cell/>
        </table:table-row>
        <table:table-row table:style-name="ro1">
          <table:table-cell table:number-columns-repeated="17"/>
          <table:table-cell table:style-name="Default"/>
          <table:table-cell/>
          <table:table-cell office:value-type="string" calcext:value-type="string">
            <text:p>FPGA (2 CU)</text:p>
          </table:table-cell>
          <table:table-cell table:style-name="ce2" office:value-type="float" office:value="7.20432259355613" calcext:value-type="float">
            <text:p>7.2043225936</text:p>
          </table:table-cell>
          <table:table-cell office:value-type="float" office:value="9.1743119266055" calcext:value-type="float">
            <text:p>9.1743119266</text:p>
          </table:table-cell>
          <table:table-cell/>
        </table:table-row>
        <table:table-row table:style-name="ro1">
          <table:table-cell table:number-columns-repeated="17"/>
          <table:table-cell table:style-name="Default"/>
          <table:table-cell/>
          <table:table-cell office:value-type="string" calcext:value-type="string">
            <text:p>FPGA (4 CU)</text:p>
          </table:table-cell>
          <table:table-cell office:value-type="float" office:value="11.0024449877751" calcext:value-type="float">
            <text:p>11.0024449878</text:p>
          </table:table-cell>
          <table:table-cell office:value-type="float" office:value="13.4178158777488" calcext:value-type="float">
            <text:p>13.4178158777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9]*[.B9]*4)/(1000*1000)" office:value-type="float" office:value="360" calcext:value-type="float">
            <text:p>360</text:p>
          </table:table-cell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0.05998" calcext:value-type="float">
            <text:p>0.05998</text:p>
          </table:table-cell>
          <table:table-cell table:formula="of:=(([.A9]*[.B9]*4)/[.K9])/(1000*1000*1000)" office:value-type="float" office:value="6.00200066688896" calcext:value-type="float">
            <text:p>6.0020006669</text:p>
          </table:table-cell>
          <table:table-cell office:value-type="float" office:value="0.05192" calcext:value-type="float">
            <text:p>0.05192</text:p>
          </table:table-cell>
          <table:table-cell table:formula="of:=(([.A9]*[.B9]*4)/[.M9])/(1000*1000*1000)" office:value-type="float" office:value="6.93374422187982" calcext:value-type="float">
            <text:p>6.9337442219</text:p>
          </table:table-cell>
          <table:table-cell office:value-type="float" office:value="0.0514" calcext:value-type="float">
            <text:p>0.0514</text:p>
          </table:table-cell>
          <table:table-cell table:formula="of:=(([.A9]*[.B9]*4)/[.O9])/(1000*1000*1000)" office:value-type="float" office:value="7.00389105058366" calcext:value-type="float">
            <text:p>7.0038910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 <text:span text:style-name="T1">(Staled)</text:span>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0" calcext:value-type="float">
            <text:p>150</text:p>
          </table:table-cell>
          <table:table-cell table:formula="of:=([.A10]*[.B10]*4)/(1000*1000)" office:value-type="float" office:value="600" calcext:value-type="float">
            <text:p>600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0.0697" calcext:value-type="float">
            <text:p>0.0697</text:p>
          </table:table-cell>
          <table:table-cell table:formula="of:=(([.A10]*[.B10]*4)/[.G10])/(1000*1000*1000)" office:value-type="float" office:value="8.60832137733142" calcext:value-type="float">
            <text:p>8.6083213773</text:p>
          </table:table-cell>
          <table:table-cell office:value-type="float" office:value="0.01886" calcext:value-type="float">
            <text:p>0.01886</text:p>
          </table:table-cell>
          <table:table-cell table:formula="of:=(([.A10]*[.B10]*4)/[.I10])/(1000*1000*1000)" office:value-type="float" office:value="31.813361611877" calcext:value-type="float">
            <text:p>31.8133616119</text:p>
          </table:table-cell>
          <table:table-cell office:value-type="float" office:value="0.1676" calcext:value-type="float">
            <text:p>0.1676</text:p>
          </table:table-cell>
          <table:table-cell table:formula="of:=(([.A10]*[.B10]*4)/[.K10])/(1000*1000*1000)" office:value-type="float" office:value="3.5799522673031" calcext:value-type="float">
            <text:p>3.5799522673</text:p>
          </table:table-cell>
          <table:table-cell office:value-type="float" office:value="0.1148" calcext:value-type="float">
            <text:p>0.1148</text:p>
          </table:table-cell>
          <table:table-cell table:formula="of:=(([.A10]*[.B10]*4)/[.M10])/(1000*1000*1000)" office:value-type="float" office:value="5.22648083623693" calcext:value-type="float">
            <text:p>5.2264808362</text:p>
          </table:table-cell>
          <table:table-cell office:value-type="float" office:value="0.085" calcext:value-type="float">
            <text:p>0.085</text:p>
          </table:table-cell>
          <table:table-cell table:formula="of:=(([.A10]*[.B10]*4)/[.O10])/(1000*1000*1000)" office:value-type="float" office:value="7.05882352941176" calcext:value-type="float">
            <text:p>7.0588235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50" calcext:value-type="float">
            <text:p>150</text:p>
          </table:table-cell>
          <table:table-cell table:formula="of:=([.A11]*[.B11]*4)/(1000*1000)" office:value-type="float" office:value="600" calcext:value-type="float">
            <text:p>600</text:p>
          </table:table-cell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0.1672" calcext:value-type="float">
            <text:p>0.1672</text:p>
          </table:table-cell>
          <table:table-cell table:formula="of:=(([.A11]*[.B11]*4)/[.K11])/(1000*1000*1000)" office:value-type="float" office:value="3.58851674641148" calcext:value-type="float">
            <text:p>3.5885167464</text:p>
          </table:table-cell>
          <table:table-cell office:value-type="float" office:value="0.1096" calcext:value-type="float">
            <text:p>0.1096</text:p>
          </table:table-cell>
          <table:table-cell table:formula="of:=(([.A11]*[.B11]*4)/[.M11])/(1000*1000*1000)" office:value-type="float" office:value="5.47445255474453" calcext:value-type="float">
            <text:p>5.4744525547</text:p>
          </table:table-cell>
          <table:table-cell office:value-type="float" office:value="0.0718" calcext:value-type="float">
            <text:p>0.0718</text:p>
          </table:table-cell>
          <table:table-cell table:formula="of:=(([.A11]*[.B11]*4)/[.O11])/(1000*1000*1000)" office:value-type="float" office:value="8.35654596100279" calcext:value-type="float">
            <text:p>8.35654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ud</text:p>
          </table:table-cell>
          <table:table-cell table:number-columns-repeated="5"/>
        </table:table-row>
        <table:table-row table:style-name="ro1" table:number-rows-repeated="10485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55:06.646163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3-08T17:29:30.303662367</dc:date>
    <meta:editing-duration>PT1H5M54S</meta:editing-duration>
    <meta:editing-cycles>19</meta:editing-cycles>
    <meta:generator>LibreOffice/5.1.6.2$Linux_X86_64 LibreOffice_project/10m0$Build-2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3cm" svg:height="11.688cm" xlink:href=".." xlink:type="simple" chart:class="chart:bar" chart:style-name="ch1">
        <chart:legend svg:x="16.142cm" svg:y="0.611cm" style:legend-expansion="custom" chartooo:width="4.62cm" chartooo:height="1.275cm" style:legend-expansion-aspect-ratio="3.62352941176471" chart:style-name="ch2"/>
        <chart:plot-area chart:style-name="ch3" table:cell-range-address="Sheet1.T2:Sheet1.V8" chart:data-source-has-labels="both" svg:x="1.44cm" svg:y="0.233cm" svg:width="19.624cm" svg:height="11.222cm">
          <chartooo:coordinate-region svg:x="2.061cm" svg:y="0.433cm" svg:width="19.003cm" svg:height="10.375cm"/>
          <chart:axis chart:dimension="x" chart:name="primary-x" chart:style-name="ch4" chartooo:axis-type="auto">
            <chartooo:date-scale/>
            <chart:categories table:cell-range-address="Sheet1.T3:Sheet1.T8"/>
          </chart:axis>
          <chart:axis chart:dimension="y" chart:name="primary-y" chart:style-name="ch5">
            <chart:title svg:x="0.451cm" svg:y="7.581cm" chart:style-name="ch6">
              <text:p>Processing Rate (GB/s)</text:p>
            </chart:title>
            <chart:grid chart:style-name="ch7" chart:class="major"/>
          </chart:axis>
          <chart:series chart:style-name="ch8" chart:values-cell-range-address="Sheet1.U3:Sheet1.U8" chart:label-cell-address="Sheet1.U2:Sheet1.U2" chart:class="chart:bar">
            <chart:data-point chart:repeated="6"/>
          </chart:series>
          <chart:series chart:style-name="ch9" chart:values-cell-range-address="Sheet1.V3:Sheet1.V8" chart:label-cell-address="Sheet1.V2:Sheet1.V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Rate</text:p>
                <draw:g>
                  <svg:desc>Sheet1.U2:Sheet1.U2</svg:desc>
                </draw:g>
              </table:table-cell>
              <table:table-cell office:value-type="string">
                <text:p>Processing Rate (decomp)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Naive</text:p>
                <draw:g>
                  <svg:desc>Sheet1.T3:Sheet1.T8</svg:desc>
                </draw:g>
              </table:table-cell>
              <table:table-cell office:value-type="float" office:value="1.96936542669584">
                <text:p>1.96936542669584</text:p>
                <draw:g>
                  <svg:desc>Sheet1.U3:Sheet1.U8</svg:desc>
                </draw:g>
              </table:table-cell>
              <table:table-cell office:value-type="float" office:value="0.636154797667432">
                <text:p>0.636154797667432</text:p>
                <draw:g>
                  <svg:desc>Sheet1.V3:Sheet1.V8</svg:desc>
                </draw:g>
              </table:table-cell>
            </table:table-row>
            <table:table-row>
              <table:table-cell office:value-type="string">
                <text:p>CPU AVX</text:p>
              </table:table-cell>
              <table:table-cell office:value-type="float" office:value="9.11392405063291">
                <text:p>9.11392405063291</text:p>
              </table:table-cell>
              <table:table-cell office:value-type="float" office:value="0.866425992779783">
                <text:p>0.866425992779783</text:p>
              </table:table-cell>
            </table:table-row>
            <table:table-row>
              <table:table-cell office:value-type="string">
                <text:p>CPU AVX (14 core)</text:p>
              </table:table-cell>
              <table:table-cell office:value-type="float" office:value="31.0880829015544">
                <text:p>31.0880829015544</text:p>
              </table:table-cell>
              <table:table-cell office:value-type="float" office:value="3.62173038229376">
                <text:p>3.62173038229376</text:p>
              </table:table-cell>
            </table:table-row>
            <table:table-row>
              <table:table-cell office:value-type="string">
                <text:p>FPGA (1 CU)</text:p>
              </table:table-cell>
              <table:table-cell office:value-type="float" office:value="5.28867342441604">
                <text:p>5.28867342441604</text:p>
              </table:table-cell>
              <table:table-cell office:value-type="float" office:value="5.01952035694367">
                <text:p>5.01952035694367</text:p>
              </table:table-cell>
            </table:table-row>
            <table:table-row>
              <table:table-cell office:value-type="string">
                <text:p>FPGA (2 CU)</text:p>
              </table:table-cell>
              <table:table-cell office:value-type="float" office:value="7.20432259355613">
                <text:p>7.20432259355613</text:p>
              </table:table-cell>
              <table:table-cell office:value-type="float" office:value="9.1743119266055">
                <text:p>9.1743119266055</text:p>
              </table:table-cell>
            </table:table-row>
            <table:table-row>
              <table:table-cell office:value-type="string">
                <text:p>FPGA (4 CU)</text:p>
              </table:table-cell>
              <table:table-cell office:value-type="float" office:value="11.0024449877751">
                <text:p>11.0024449877751</text:p>
              </table:table-cell>
              <table:table-cell office:value-type="float" office:value="13.4178158777488">
                <text:p>13.4178158777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